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56mm"/>
    </style:style>
    <style:style style:name="co2" style:family="table-column">
      <style:table-column-properties fo:break-before="auto" style:column-width="97.21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9.51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0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name-complex="Noto Sans CJK SC Regular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Noto Sans CJK SC Regular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Noto Sans CJK SC Regular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Journal</text:p>
          </table:table-cell>
        </table:table-row>
        <table:table-row table:style-name="ro2">
          <table:table-cell office:value-type="string" calcext:value-type="string">
            <text:p><text:a xlink:href="http://cs.nju.edu.cn/zhouzh/zhouzh.files/publication/icdm13imECOC.pdf" xlink:type="simple">Learning imbalanced multi-class data with optimal dichotomy weights</text:a>.</text:p>
          </table:table-cell>
          <table:table-cell table:style-name="ce5" office:value-type="string" calcext:value-type="string">
            <text:p>X.-Y. Liu, Q.-Q. Li, and Z.-H. Zhou</text:p>
          </table:table-cell>
          <table:table-cell office:value-type="float" office:value="2013" calcext:value-type="float">
            <text:p>2013</text:p>
          </table:table-cell>
          <table:table-cell table:style-name="ce5" office:value-type="string" calcext:value-type="string">
            <text:p>ICDM'13</text:p>
          </table:table-cell>
        </table:table-row>
        <table:table-row table:style-name="ro2">
          <table:table-cell table:style-name="ce3" office:value-type="string" calcext:value-type="string">
            <text:p>Learning from Imbalanced Data</text:p>
          </table:table-cell>
          <table:table-cell table:style-name="ce6" office:value-type="string" calcext:value-type="string">
            <text:p>Haibo He and Edwardo A. Garc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EEE</text:p>
          </table:table-cell>
        </table:table-row>
        <table:table-row table:style-name="ro2">
          <table:table-cell office:value-type="string" calcext:value-type="string">
            <text:p> <text:span text:style-name="T1"><text:a xlink:href="http://cs.nju.edu.cn/zhouzh/zhouzh.files/publication/icdm06b.pdf" xlink:type="simple">The influence of class imbalance on cost-sensitive learning: An empirical study</text:a></text:span><text:span text:style-name="T1">.</text:span></text:p>
          </table:table-cell>
          <table:table-cell office:value-type="string" calcext:value-type="string">
            <text:p>X.-Y. Liu and Z.-H. Zhou.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CDM'06</text:p>
          </table:table-cell>
        </table:table-row>
        <table:table-row table:style-name="ro2">
          <table:table-cell office:value-type="string" calcext:value-type="string">
            <text:p> <text:a xlink:href="http://cs.nju.edu.cn/zhouzh/zhouzh.files/publication/pakdd12.pdf" xlink:type="simple">Building decision trees for the multiclass imbalance problem</text:a> </text:p>
          </table:table-cell>
          <table:table-cell office:value-type="string" calcext:value-type="string">
            <text:p>T. R. Hoens, Q. Qian, N. V. Chawla, and Z.-H. Zhou.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KDD'12</text:p>
          </table:table-cell>
        </table:table-row>
        <table:table-row table:style-name="ro3">
          <table:table-cell table:style-name="ce4" office:value-type="string" calcext:value-type="string">
            <text:p><text:a xlink:href="http://cs.nju.edu.cn/zhouzh/zhouzh.files/publication/tsmcb09.pdf" xlink:type="simple">Exploratory undersampling for class-imbalance learning</text:a></text:p>
          </table:table-cell>
          <table:table-cell office:value-type="string" calcext:value-type="string">
            <text:p>X.-Y. Liu, J. Wu, and Z.-H. Zhou.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E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4:13.965284622</meta:creation-date>
    <dc:date>2016-11-22T10:18:35.586337098</dc:date>
    <meta:editing-duration>PT23H14M38S</meta:editing-duration>
    <meta:editing-cycles>1</meta:editing-cycles>
    <meta:document-statistic meta:table-count="1" meta:cell-count="24" meta:object-count="0"/>
    <meta:generator>LibreOffice/5.1.4.2$Linux_X86_64 LibreOffice_project/10m0$Build-2</meta:generator>
  </office:meta>
</office:document-meta>
</file>